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0.326cm" style:use-optimal-column-width="false"/>
    </style:style>
    <style:style style:name="co2" style:family="table-column">
      <style:table-column-properties style:column-width="4.053cm" style:use-optimal-column-width="false"/>
    </style:style>
    <style:style style:name="co3" style:family="table-column">
      <style:table-column-properties style:column-width="140.208cm" style:use-optimal-column-width="false"/>
    </style:style>
    <style:style style:name="ro1" style:family="table-row">
      <style:table-row-properties style:row-height="9.646cm" style:use-optimal-row-height="false"/>
    </style:style>
    <style:style style:name="ro2" style:family="table-row">
      <style:table-row-properties style:row-height="37.981cm" style:use-optimal-row-height="false"/>
    </style:style>
    <style:style style:name="ce1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style:font-name-asian="Liberation Serif" style:font-size-asian="200pt" style:font-name-complex="Alvi Nastaleeq" style:font-size-complex="200pt"/>
    </style:style>
    <style:style style:name="ce2" style:family="table-cell">
      <loext:graphic-properties draw:textarea-vertical-align="middle"/>
      <style:paragraph-properties fo:text-align="center" style:text-autospace="none"/>
      <style:text-properties style:font-name="Tahoma" fo:font-size="200pt" style:font-name-asian="Liberation Sans1" style:font-size-asian="200pt" style:font-name-complex="Liberation Sans1" style:font-size-complex="200pt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ce4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text-align="center" style:text-autospace="none" style:writing-mode="rl-tb"/>
      <style:text-properties style:font-name="Alvi Nastaleeq" fo:font-size="200pt" style:font-name-asian="Liberation Serif" style:font-size-asian="200pt" style:font-name-complex="Alvi Nastaleeq" style:font-size-complex="200pt"/>
    </style:style>
    <style:style style:name="P2" style:family="paragraph">
      <style:paragraph-properties fo:text-align="center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P3" style:family="paragraph"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4" style:family="paragraph">
      <style:paragraph-properties fo:text-align="center" style:text-autospace="none"/>
      <style:text-properties style:font-name="Tahoma" fo:font-size="200pt" style:font-name-asian="Liberation Sans1" style:font-size-asian="200pt" style:font-name-complex="Liberation Sans1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14.586cm" svg:height="237.531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عباس عباس عباس پانی لائو </text:p>
              </table:table-cell>
              <table:table-cell table:style-name="ce2"/>
              <table:table-cell table:style-name="ce3">
                <text:p text:style-name="P2">Abbas Abbas Abbas pani lao </text:p>
              </table:table-cell>
            </table:table-row>
            <table:table-row table:style-name="ro2">
              <table:table-cell table:style-name="ce4">
                <text:p text:style-name="P3">زینب یہ رو کے بولی بھیا نہ دل دکھائو<text:line-break/>کیا دیر کا سبب ہے یہ تو ہمیں بتائو<text:line-break/>مشکیزہ بھر کے جلدی دریا سے لوٹ آئو<text:line-break/>بچی کی تشنگی کو تم آکے خود بجھائو </text:p>
              </table:table-cell>
              <table:table-cell table:style-name="ce2">
                <text:p text:style-name="P4">1</text:p>
              </table:table-cell>
              <table:table-cell table:style-name="ce3">
                <text:p text:style-name="P2">Zainab ye roke boli bhaiya na dil dukhao<text:line-break/>Kya der ka sabab hai ye to hame batao<text:line-break/>Mashkeeza bhar ke jaldi darya se laut aao<text:line-break/>Bachi ki tashnagi ko tum aake khud bujhao </text:p>
              </table:table-cell>
            </table:table-row>
            <table:table-row table:style-name="ro2">
              <table:table-cell table:style-name="ce4">
                <text:p text:style-name="P3">وہ غمزدہ یقینا یادوں میں کھو گئی ہے<text:line-break/>بابا کو ر وتے روتے خود تھک کے سو گئی ہے<text:line-break/>یاں تشنہ لب سکینہ بے ہوش ہو گئی ہے<text:line-break/>پانی کا دیکے چھینٹا تم ہی اسے جگائو</text:p>
              </table:table-cell>
              <table:table-cell table:style-name="ce2">
                <text:p text:style-name="P4">2</text:p>
              </table:table-cell>
              <table:table-cell table:style-name="ce3">
                <text:p text:style-name="P2">Wo ghamzada yakeenan yaadon may kho gayi hai<text:line-break/>Baba ko rote rote khud thak ke sogayi hai<text:line-break/>Yan tashnalab sakina behosh ho gayi hai<text:line-break/>Pani ka deke cheenta tum hi usay jagao </text:p>
              </table:table-cell>
            </table:table-row>
            <table:table-row table:style-name="ro2">
              <table:table-cell table:style-name="ce4">
                <text:p text:style-name="P3">ہاتھوں میں خالی کوزے بچے لیئے ہوئے ہیں<text:line-break/>گرد سکینہ دیکھو حلقہ کئے ہوئے ہیں<text:line-break/>بچے نہ جانے کب کا پانی پئے ہوئے ہیں<text:line-break/>بن آب مر نہ جائے پانی نہیں پلائو</text:p>
              </table:table-cell>
              <table:table-cell table:style-name="ce2">
                <text:p text:style-name="P4">3</text:p>
              </table:table-cell>
              <table:table-cell table:style-name="ce3">
                <text:p text:style-name="P2">Hathon may khaali kuze bache liye hue hai<text:line-break/>Gird-e-Sakina dekho halqa kiye hue hain<text:line-break/>Bache na jaane kab ka pani piye hue hain<text:line-break/>Bin aab mar na jaaye pani unhe pilao</text:p>
              </table:table-cell>
            </table:table-row>
            <table:table-row table:style-name="ro2">
              <table:table-cell table:style-name="ce4">
                <text:p text:style-name="P3">اس بے کسی پہ ہائے آتا ہے مجھ کو رونا<text:line-break/>پرحول ہے اندھیرا اور خاک کا بچھونا<text:line-break/>سینے پہ سونے والی کیا جانے ایسا سونا<text:line-break/>پیاسی ہے مضطرب ہے آکر اسے سُلائو </text:p>
              </table:table-cell>
              <table:table-cell table:style-name="ce2">
                <text:p text:style-name="P4">4</text:p>
              </table:table-cell>
              <table:table-cell table:style-name="ce3">
                <text:p text:style-name="P2">is bekasi pe haaye aata hai mujko rona<text:line-break/>Purhaul hai andhera aur khaak ka bichona<text:line-break/>Seene pe soni wali kya jaane aise sona<text:line-break/>Pyasi hai mustarib hai aakar usay sulao </text:p>
              </table:table-cell>
            </table:table-row>
            <table:table-row table:style-name="ro2">
              <table:table-cell table:style-name="ce4">
                <text:p text:style-name="P3">کانوں میں الطش کی آواز آرہی ہے<text:line-break/>اور اس پہ فوج اعدائ یہ ظلم ڈھا رہی ہے<text:line-break/>ان کو دکھا دکھا کر پانی بہا رہی ہے<text:line-break/>بچے ہیں شہہ کے پیاسے اعدائ کو یہ بتائو </text:p>
              </table:table-cell>
              <table:table-cell table:style-name="ce2">
                <text:p text:style-name="P4">5</text:p>
              </table:table-cell>
              <table:table-cell table:style-name="ce3">
                <text:p text:style-name="P2">Kanon may al-atash ki awaaz aa rahi hai<text:line-break/>Aur uspe fauj-e-aada ye zulm dha rahi hai<text:line-break/>Unko dikha dikha kar pani baha raha hai<text:line-break/>Bache hai sheh ke pyase aada ko ye batao </text:p>
              </table:table-cell>
            </table:table-row>
            <table:table-row table:style-name="ro2">
              <table:table-cell table:style-name="ce4">
                <text:p text:style-name="P3">الفت کی آگ دل میں پیہم لگی ہوئی ہے<text:line-break/>روزہ تمہارا دیکھے یہ حسرت دلی ہے<text:line-break/>زائر بنے تمہارا یہ خواہش ذکی ہے<text:line-break/>آنکھوں کی تشنگی کو تم ہی اسے بجھائو </text:p>
              </table:table-cell>
              <table:table-cell table:style-name="ce2">
                <text:p text:style-name="P4">6</text:p>
              </table:table-cell>
              <table:table-cell table:style-name="ce3">
                <text:p text:style-name="P2">Ulfat ki aag dil may payham lagi hui hai<text:line-break/>Rouza tumhara dekhe ye hasrat-e-dili ha<text:line-break/>Zzaair bane tumhara ye kheahish-e-Zaki hai<text:line-break/>Aankhon ki tashnagi ko tum hi isay bujhao 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214.59cm" fo:page-height="237.5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4T15:44:59.271499400</dc:date>
    <meta:editing-duration>PT1H3M5S</meta:editing-duration>
    <meta:editing-cycles>18</meta:editing-cycles>
    <meta:generator>LibreOffice/25.2.4.3$Windows_X86_64 LibreOffice_project/33e196637044ead23f5c3226cde09b47731f7e27</meta:generator>
    <meta:document-statistic meta:object-count="1"/>
  </office:meta>
</office:document-meta>
</file>